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5.58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objectwithoutfill">
      <style:graphic-properties draw:marker-end="Dimension_20_Lines" draw:marker-end-width="0.3cm" draw:fill="none" draw:textarea-vertical-align="middle"/>
    </style:style>
    <style:style style:name="P1" style:family="paragraph">
      <style:text-properties fo:color="#ff3333" fo:font-size="16pt" style:font-size-asian="16pt" style:font-size-complex="16pt"/>
    </style:style>
    <style:style style:name="P2" style:family="paragraph">
      <style:paragraph-properties fo:text-align="center"/>
      <style:text-properties fo:color="#ff3333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P6" style:family="paragraph">
      <style:paragraph-properties fo:text-align="center"/>
      <style:text-properties fo:color="#c5000b"/>
    </style:style>
    <style:style style:name="T1" style:family="text">
      <style:text-properties fo:color="#ff3333" style:font-name="Liberation Sans3" fo:font-size="16pt" style:font-name-asian="Liberation Sans3" style:font-size-asian="16pt" style:font-name-complex="Liberation Sans3" style:font-size-complex="16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c5000b"/>
    </style:style>
    <style:style style:name="T4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draw:transform="rotate (1.5707963267949) translate (12.049cm 6.969cm)">
          <text:p text:style-name="P1"><text:span text:style-name="T1">Δt /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1.066cm" svg:y1="13.7cm" svg:x2="21.068cm" svg:y2="6.851cm" draw:start-shape="id1" draw:start-glue-point="0" draw:end-shape="id2" draw:end-glue-point="2" svg:d="M21066 13700v-3424h2v-3425" svg:viewBox="0 0 3 6850">
          <text:p/>
        </draw:connector>
        <draw:connector draw:style-name="gr2" draw:text-style-name="P3" draw:layer="layout" svg:x1="21.066cm" svg:y1="13.7cm" svg:x2="21.067cm" svg:y2="9.45cm" draw:start-shape="id1" draw:start-glue-point="0" draw:end-shape="id3" draw:end-glue-point="2" svg:d="M21066 13700v-2124h1v-2126" svg:viewBox="0 0 2 4251">
          <text:p/>
        </draw:connector>
        <draw:custom-shape draw:style-name="gr3" draw:text-style-name="P3" xml:id="id7" draw:id="id7" draw:layer="layout" svg:width="1.27cm" svg:height="1.27cm" draw:transform="rotate (1.5707963267949) translate (16.24cm 5.426cm)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1.27cm" svg:height="1.27cm" draw:transform="rotate (1.5707963267949) translate (16.24cm 8.023cm)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7.62cm" svg:height="1.27cm" draw:transform="rotate (-1.5707963267949) translate (14.97cm 3.54cm)">
          <text:p text:style-name="P4"><text:span text:style-name="T2">delay lin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1.27cm" svg:height="1.27cm" draw:transform="rotate (1.5707963267949) translate (16.24cm 10.52cm)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7.62cm" svg:height="1.27cm" draw:transform="rotate (1.5707963267949) translate (25.13cm 12.63cm)">
          <text:p text:style-name="P3">digitize</text:p>
          <draw:enhanced-geometry svg:viewBox="0 0 21600 21600" draw:type="rectangle" draw:enhanced-path="M 0 0 L 21600 0 21600 21600 0 21600 0 0 Z N"/>
        </draw:custom-shape>
        <draw:frame draw:style-name="gr6" draw:text-style-name="P6" xml:id="id4" draw:id="id4" draw:layer="layout" svg:width="4.953cm" svg:height="1.27cm" svg:x="2.27cm" svg:y="7.35cm">
          <draw:text-box>
            <text:p text:style-name="P3"><text:span text:style-name="T3">Input signal</text:span></text:p>
          </draw:text-box>
        </draw:frame>
        <draw:custom-shape draw:style-name="gr3" draw:text-style-name="P3" xml:id="id12" draw:id="id12" draw:layer="layout" svg:width="1.27cm" svg:height="1.27cm" svg:x="22.59cm" svg:y="10.752cm">
          <text:p text:style-name="P3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line-skew="0.064cm -0.769cm" svg:x1="7.223cm" svg:y1="7.985cm" svg:x2="14.335cm" svg:y2="3.54cm" draw:start-shape="id4" draw:start-glue-point="1" draw:end-shape="id5" draw:end-glue-point="3" svg:d="M7223 7985h3302v-5715h3810v1270" svg:viewBox="0 0 7113 5716">
          <text:p/>
        </draw:connector>
        <draw:connector draw:style-name="gr2" draw:text-style-name="P3" draw:layer="layout" draw:line-skew="-2.476cm 0.769cm" svg:x1="7.223cm" svg:y1="7.985cm" svg:x2="19.415cm" svg:y2="11.16cm" draw:start-shape="id4" draw:start-glue-point="1" draw:end-shape="id6" draw:end-glue-point="3" svg:d="M7223 7985h3302v4445h8890v-1270" svg:viewBox="0 0 12193 4446">
          <text:p/>
        </draw:connector>
        <draw:line draw:style-name="gr2" draw:text-style-name="P3" draw:layer="layout" svg:x1="14.97cm" svg:y1="4.81cm" svg:x2="16.24cm" svg:y2="4.81cm">
          <text:p/>
        </draw:line>
        <draw:line draw:style-name="gr2" draw:text-style-name="P3" draw:layer="layout" svg:x1="14.97cm" svg:y1="7.35cm" svg:x2="16.24cm" svg:y2="7.35cm">
          <text:p/>
        </draw:line>
        <draw:line draw:style-name="gr2" draw:text-style-name="P3" draw:layer="layout" svg:x1="14.97cm" svg:y1="9.89cm" svg:x2="16.24cm" svg:y2="9.89cm">
          <text:p/>
        </draw:line>
        <draw:line draw:style-name="gr2" draw:text-style-name="P3" draw:layer="layout" svg:x1="18.78cm" svg:y1="9.89cm" svg:x2="17.51cm" svg:y2="9.89cm">
          <text:p/>
        </draw:line>
        <draw:line draw:style-name="gr2" draw:text-style-name="P3" draw:layer="layout" svg:x1="18.78cm" svg:y1="7.35cm" svg:x2="17.51cm" svg:y2="7.35cm">
          <text:p/>
        </draw:line>
        <draw:line draw:style-name="gr2" draw:text-style-name="P3" draw:layer="layout" svg:x1="18.78cm" svg:y1="4.81cm" svg:x2="17.51cm" svg:y2="4.81cm">
          <text:p/>
        </draw:line>
        <draw:custom-shape draw:style-name="gr3" draw:text-style-name="P3" xml:id="id10" draw:id="id10" draw:layer="layout" svg:width="1.27cm" svg:height="1.27cm" svg:x="22.59cm" svg:y="8.212cm">
          <text:p text:style-name="P3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.27cm" svg:height="1.27cm" svg:x="22.59cm" svg:y="5.618cm">
          <text:p text:style-name="P3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6.875cm" svg:y1="5.426cm" svg:x2="22.59cm" svg:y2="6.253cm" draw:start-shape="id7" draw:start-glue-point="6" draw:end-shape="id8" draw:end-glue-point="6" svg:d="M16875 5426v827h5715" svg:viewBox="0 0 5716 828">
          <text:p/>
        </draw:connector>
        <draw:connector draw:style-name="gr2" draw:text-style-name="P3" draw:layer="layout" svg:x1="16.875cm" svg:y1="8.023cm" svg:x2="22.59cm" svg:y2="8.847cm" draw:start-shape="id9" draw:start-glue-point="6" draw:end-shape="id10" draw:end-glue-point="6" svg:d="M16875 8023v824h5715" svg:viewBox="0 0 5716 825">
          <text:p/>
        </draw:connector>
        <draw:connector draw:style-name="gr2" draw:text-style-name="P3" draw:layer="layout" svg:x1="16.875cm" svg:y1="10.52cm" svg:x2="22.59cm" svg:y2="11.387cm" draw:start-shape="id11" draw:start-glue-point="6" draw:end-shape="id12" draw:end-glue-point="6" svg:d="M16875 10520v867h5715" svg:viewBox="0 0 5716 868">
          <text:p/>
        </draw:connector>
        <draw:custom-shape draw:style-name="gr7" draw:text-style-name="P3" draw:layer="layout" svg:width="2.286cm" svg:height="2.286cm" svg:x="8.239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286cm" svg:height="2.286cm" svg:x="8.241cm" svg:y="3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286cm" svg:height="2.286cm" svg:x="8.243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6" draw:id="id6" draw:layer="layout" svg:width="7.62cm" svg:height="1.27cm" draw:transform="rotate (1.5707963267949) translate (18.78cm 11.16cm)">
          <text:p text:style-name="P4"><text:span text:style-name="T2">delay li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3.86cm" svg:y1="11.36cm" svg:x2="25.003cm" svg:y2="11.36cm">
          <text:p/>
        </draw:line>
        <draw:line draw:style-name="gr2" draw:text-style-name="P3" draw:layer="layout" svg:x1="23.861cm" svg:y1="8.81cm" svg:x2="25.004cm" svg:y2="8.81cm">
          <text:p/>
        </draw:line>
        <draw:line draw:style-name="gr2" draw:text-style-name="P3" draw:layer="layout" svg:x1="23.862cm" svg:y1="6.26cm" svg:x2="25.005cm" svg:y2="6.26cm">
          <text:p/>
        </draw:line>
        <draw:custom-shape draw:style-name="gr5" draw:text-style-name="P3" draw:layer="layout" svg:width="7.62cm" svg:height="1.27cm" draw:transform="rotate (1.5707963267949) translate (27.631cm 12.631cm)">
          <text:p text:style-name="P3">cosine transform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1.27cm" svg:height="1.27cm" svg:x="20.431cm" svg:y="10.779cm">
          <text:p text:style-name="P3">+/-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27cm" svg:height="1.27cm" svg:x="20.432cm" svg:y="8.18cm">
          <text:p text:style-name="P3">+/-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27cm" svg:height="1.27cm" svg:x="20.433cm" svg:y="5.581cm">
          <text:p text:style-name="P3">+/-</text:p>
          <draw:enhanced-geometry svg:viewBox="0 0 21600 21600" draw:type="rectangle" draw:enhanced-path="M 0 0 L 21600 0 21600 21600 0 21600 0 0 Z N"/>
        </draw:custom-shape>
        <draw:frame draw:style-name="gr8" draw:text-style-name="P3" xml:id="id1" draw:id="id1" draw:layer="layout" svg:width="5.08cm" svg:height="1.673cm" svg:x="18.526cm" svg:y="13.7cm">
          <draw:text-box>
            <text:p text:style-name="P3">modulation</text:p>
            <text:p text:style-name="P3">signal</text:p>
          </draw:text-box>
        </draw:frame>
        <draw:connector draw:style-name="gr2" draw:text-style-name="P3" draw:layer="layout" svg:x1="21.066cm" svg:y1="13.7cm" svg:x2="21.066cm" svg:y2="12.049cm" draw:start-shape="id1" draw:start-glue-point="0" draw:end-shape="id13" draw:end-glue-point="2" svg:d="M21066 13700v-1651" svg:viewBox="0 0 1 1652">
          <text:p/>
        </draw:connector>
        <draw:frame draw:style-name="gr9" draw:text-style-name="P1" draw:layer="layout" svg:width="2.286cm" svg:height="1.012cm" svg:x="15.105cm" svg:y="3.305cm">
          <draw:text-box>
            <text:p text:style-name="P1"><text:span text:style-name="T1">τ=0</text:span></text:p>
          </draw:text-box>
        </draw:frame>
        <draw:frame draw:style-name="gr9" draw:text-style-name="P1" draw:layer="layout" svg:width="2.286cm" svg:height="1.012cm" svg:x="15.005cm" svg:y="6.005cm">
          <draw:text-box>
            <text:p text:style-name="P1"><text:span text:style-name="T1">τ=Δt</text:span></text:p>
          </draw:text-box>
        </draw:frame>
        <draw:frame draw:style-name="gr9" draw:text-style-name="P1" draw:layer="layout" svg:width="2.286cm" svg:height="1.012cm" svg:x="15.005cm" svg:y="8.405cm">
          <draw:text-box>
            <text:p text:style-name="P1"><text:span text:style-name="T1">τ=2</text:span><text:span text:style-name="T1">Δ</text:span><text:span text:style-name="T1">t</text:span></text:p>
          </draw:text-box>
        </draw:frame>
        <draw:line draw:style-name="gr10" draw:text-style-name="P3" draw:layer="layout" svg:x1="12.684cm" svg:y1="6.842cm" svg:x2="12.684cm" svg:y2="7.35cm">
          <text:p/>
        </draw:line>
        <draw:line draw:style-name="gr10" draw:text-style-name="P3" draw:layer="layout" svg:x1="12.684cm" svg:y1="5.318cm" svg:x2="12.684cm" svg:y2="4.81cm">
          <text:p/>
        </draw:line>
        <draw:custom-shape draw:style-name="gr3" draw:text-style-name="P3" xml:id="id14" draw:id="id14" draw:layer="layout" svg:width="1.27cm" svg:height="1.27cm" svg:x="14.589cm" svg:y="11.795cm">
          <text:p text:style-name="P3">+/-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526cm" svg:y1="14.536cm" svg:x2="15.224cm" svg:y2="13.065cm" draw:start-shape="id1" draw:start-glue-point="3" draw:end-shape="id14" draw:end-glue-point="2" svg:d="M18526 14536h-3302v-1471" svg:viewBox="0 0 3303 1472">
          <text:p/>
        </draw:connector>
        <draw:line draw:style-name="gr2" draw:text-style-name="P3" draw:layer="layout" svg:x1="26.461cm" svg:y1="11.41cm" svg:x2="27.604cm" svg:y2="11.41cm">
          <text:p/>
        </draw:line>
        <draw:line draw:style-name="gr2" draw:text-style-name="P3" draw:layer="layout" svg:x1="26.462cm" svg:y1="8.86cm" svg:x2="27.605cm" svg:y2="8.86cm">
          <text:p/>
        </draw:line>
        <draw:line draw:style-name="gr2" draw:text-style-name="P3" draw:layer="layout" svg:x1="26.463cm" svg:y1="6.31cm" svg:x2="27.606cm" svg:y2="6.31cm">
          <text:p/>
        </draw:line>
        <draw:frame draw:style-name="gr6" draw:text-style-name="P6" draw:layer="layout" svg:width="4.953cm" svg:height="1.673cm" svg:x="30.083cm" svg:y="7.966cm">
          <draw:text-box>
            <text:p text:style-name="P3"><text:span text:style-name="T3">Power spectrum</text:span></text:p>
          </draw:text-box>
        </draw:frame>
        <draw:line draw:style-name="gr2" draw:text-style-name="P3" draw:layer="layout" svg:x1="28.863cm" svg:y1="8.81cm" svg:x2="30.006cm" svg:y2="8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Hickish</meta:initial-creator>
    <meta:creation-date>2012-07-25T15:19:31</meta:creation-date>
    <dc:date>2015-12-28T14:30:03.372000000</dc:date>
    <meta:editing-duration>PT1H46M6S</meta:editing-duration>
    <meta:editing-cycles>9</meta:editing-cycles>
    <meta:generator>LibreOffice/4.2.2.1$Windows_x86 LibreOffice_project/3be8cda0bddd8e430d8cda1ebfd581265cca5a0f</meta:generator>
    <meta:document-statistic meta:object-count="48"/>
  </office:meta>
</office:document-meta>
</file>